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PC (Event-driven Process Chain)</text:h>
      <text:p text:style-name="Text_20_body"><text:span text:style-name="Strong_20_Emphasis">Purpose:</text:span> Show events and functions for the parking management process.</text:p>
      <text:p text:style-name="Text_20_body"><text:span text:style-name="Strong_20_Emphasis">Legend:</text:span> Event → Function → Event</text:p>
      <text:p text:style-name="P1">[Driver arrives at parking facility]</text:p>
      <text:p text:style-name="P1">↓</text:p>
      <text:p text:style-name="P1">(Detect vehicle at entry) --&gt; [Vehicle detected]</text:p>
      <text:p text:style-name="P1">↓</text:p>
      <text:p text:style-name="P1">(Validate access / check availability)</text:p>
      <text:p text:style-name="P1">↓</text:p>
      <text:p text:style-name="P1">[Space available?] --no--&gt; (Redirect to nearest lot) --&gt; [Driver redirected]</text:p>
      <text:p text:style-name="P1">|</text:p>
      <text:p text:style-name="P1">yes</text:p>
      <text:p text:style-name="P1">↓</text:p>
      <text:p text:style-name="P1">(Assign parking space via AI optimizer)</text:p>
      <text:p text:style-name="P1">↓</text:p>
      <text:p text:style-name="P1">[Space assigned]</text:p>
      <text:p text:style-name="P1">↓</text:p>
      <text:p text:style-name="P1">(Guide driver via signage / app)</text:p>
      <text:p text:style-name="P1">↓</text:p>
      <text:p text:style-name="P1">[Driver parked]</text:p>
      <text:p text:style-name="P1">↓</text:p>
      <text:p text:style-name="P1">(Detect departure intention / end of session)</text:p>
      <text:p text:style-name="P1">↓</text:p>
      <text:p text:style-name="P1">(Compute fee using dynamic pricing)</text:p>
      <text:p text:style-name="P1">↓</text:p>
      <text:p text:style-name="P1">[Payment processed]</text:p>
      <text:p text:style-name="P1">↓</text:p>
      <text:p text:style-name="P1">(Release space and update availability)</text:p>
      <text:p text:style-name="P1">↓</text:p>
      <text:p text:style-name="Text_20_body">[Space free]</text:p>
      <text:p text:style-name="Text_20_body">Notes: each function (parentheses) can be linked to system modules: sensors, ANPR camera, reservation API, pricing engine, mobile app, payment gateway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6:12:35.198196462</meta:creation-date>
    <dc:date>2025-12-12T16:13:15.368130525</dc:date>
    <meta:editing-duration>PT41S</meta:editing-duration>
    <meta:editing-cycles>1</meta:editing-cycles>
    <meta:document-statistic meta:table-count="0" meta:image-count="0" meta:object-count="0" meta:page-count="1" meta:paragraph-count="31" meta:word-count="123" meta:character-count="751" meta:non-whitespace-character-count="663"/>
    <meta:generator>LibreOffice/24.2.7.2$Linux_X86_64 LibreOffice_project/420$Build-2</meta:generator>
  </office:meta>
</office:document-meta>
</file>